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Arial" fo:font-size="9pt" fo:letter-spacing="normal" fo:font-style="normal" fo:font-weight="normal" officeooo:rsid="00105d93" officeooo:paragraph-rsid="00183bc1" style:font-size-asian="9pt" style:font-size-complex="9pt"/>
    </style:style>
    <style:style style:name="P2" style:family="paragraph" style:parent-style-name="Standard">
      <style:text-properties officeooo:rsid="0016851f" officeooo:paragraph-rsid="0016851f"/>
    </style:style>
    <style:style style:name="P3" style:family="paragraph" style:parent-style-name="Standard">
      <style:text-properties officeooo:rsid="00183bc1" officeooo:paragraph-rsid="00183bc1"/>
    </style:style>
    <style:style style:name="P4" style:family="paragraph" style:parent-style-name="Standard">
      <style:text-properties officeooo:rsid="0019e734" officeooo:paragraph-rsid="0019e734"/>
    </style:style>
    <style:style style:name="P5" style:family="paragraph" style:parent-style-name="Standard">
      <style:text-properties officeooo:paragraph-rsid="0019e734"/>
    </style:style>
    <style:style style:name="P6" style:family="paragraph" style:parent-style-name="Standard">
      <style:text-properties officeooo:paragraph-rsid="001a13ea"/>
    </style:style>
    <style:style style:name="T1" style:family="text">
      <style:text-properties officeooo:rsid="0019e734"/>
    </style:style>
    <style:style style:name="T2" style:family="text">
      <style:text-properties officeooo:rsid="001a13ea"/>
    </style:style>
    <style:style style:name="T3" style:family="text">
      <style:text-properties fo:font-variant="normal" fo:text-transform="none" fo:color="#333333" style:font-name="Roboto" fo:letter-spacing="normal" fo:font-style="normal" fo:font-weight="normal"/>
    </style:style>
    <style:style style:name="T4" style:family="text">
      <style:text-properties fo:font-variant="normal" fo:text-transform="none" fo:color="#333333" style:font-name="Roboto" fo:letter-spacing="normal" fo:font-style="normal" fo:font-weight="normal" officeooo:rsid="001a13ea"/>
    </style:style>
    <style:style style:name="T5" style:family="text">
      <style:text-properties fo:font-variant="normal" fo:text-transform="none" fo:color="#333333" style:font-name="Robo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s de seguridad…</text:p>
      <text:p text:style-name="P2"/>
      <text:p text:style-name="P3">los empleos en el area de seguridad son unos de los segmentos con mayor demanda en nuestro pais y de muy facil acceso. <text:s/>Si lo que estas buscando es un empleo en blanco y con una remuneracion promedio de $33.000 <text:span text:style-name="T1">talvez esta es tu oportunidad. </text:span></text:p>
      <text:p text:style-name="P3"/>
      <text:p text:style-name="P4">Empresas lideres en la region como g4s, securitas, adt, brinks o prosegur estan en la constante busqueda de personal capacitado para la tarea. Si bien como requisitos se pide por lo general secundario completo, entre 18 y 55 años de edad y no poseer antecedentes, tambien te abre puertas el hecho de tener CLU.</text:p>
      <text:p text:style-name="P4"/>
      <text:p text:style-name="P5"><text:span text:style-name="T3">Solicitar la credencial de Legítimo Usuario Individual de Armas de Fuego </text:span><text:span text:style-name="T4">(CLU) es un tramite que porlo general se hace por pedido de la empresa pero si lo posees de seguro tienes mas chances que los demas postulantes. </text:span></text:p>
      <text:p text:style-name="P5"><text:span text:style-name="T4"/></text:p>
      <text:p text:style-name="P6"><text:span text:style-name="T4">Los requerimientos son minimos: </text:span></text:p>
      <text:p text:style-name="P6"><text:span text:style-name="T4"/></text:p>
      <text:p text:style-name="P6"><text:span text:style-name="T4">* </text:span><text:span text:style-name="T5">Acreditar identidad, domicilio real y ser mayor de 21 años.</text:span><text:span text:style-name="T3"> </text:span></text:p>
      <text:p text:style-name="P5"><text:span text:style-name="T1">* </text:span><text:span text:style-name="T5">Aprobar el examen psicofísico</text:span></text:p>
      <text:p text:style-name="P5">* <text:span text:style-name="T5">Certificación de inexistencia de antecedentes penales</text:span></text:p>
      <text:p text:style-name="P5">* <text:span text:style-name="T5">Acreditar idoneidad en el manejo de armas de fuego</text:span></text:p>
      <text:p text:style-name="P5">* <text:span text:style-name="T5">Presentar medios de vida lícitos</text:span></text:p>
      <text:p text:style-name="P5"/>
      <text:p text:style-name="P6"><text:span text:style-name="T2">el costo del tramite es de unos $800 pesos y tiene una validez de 5 años. Podes iniciar el tramite de manera online desde AQUI! </text:span><text:a xlink:type="simple" xlink:href="https://www.argentina.gob.ar/solicitar-la-credencial-de-legitimo-usuario-individual-de-armas-de-fuego-cluse" text:style-name="Internet_20_link" text:visited-style-name="Visited_20_Internet_20_Link">https://www.argentina.gob.ar/solicitar-la-credencial-de-legitimo-usuario-individual-de-armas-de-fuego-cluse</text:a> </text:p>
      <text:p text:style-name="P3"/>
      <text:p text:style-name="P1">Esperamos que te sirva toda esta informacion, que sea lo que necesitabas saber para terminar de decidirte a cambiar de profesion u obtener tu primer empleo. Podes escribirnos para darnos tu recomendación o consultarnos cualquier duda que podamos despejar. Tampoco olvides darle me gusta a nuestra funpage de facebook donde subimos muchos mas tips y recomendaciones. El trabajo que te mereces esta a la vuelta de la esquina solo hay que ir por 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8T23:46:24.553000000</meta:creation-date>
    <dc:date>2019-12-29T00:30:55.528000000</dc:date>
    <meta:editing-duration>PT8M17S</meta:editing-duration>
    <meta:editing-cycles>1</meta:editing-cycles>
    <meta:document-statistic meta:table-count="0" meta:image-count="0" meta:object-count="0" meta:page-count="1" meta:paragraph-count="12" meta:word-count="283" meta:character-count="1740" meta:non-whitespace-character-count="1463"/>
    <meta:generator>LibreOffice/6.3.4.2$Windows_X86_64 LibreOffice_project/60da17e045e08f1793c57c00ba83cdfce946d0aa</meta:generator>
  </office:meta>
</office:document-meta>
</file>